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 Unicode MS1" svg:font-family="'Arial Unicode M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fo:color="#000000" style:font-name="Times New Roman" fo:font-size="12pt" style:font-name-asian="Monaco" style:font-size-asian="12pt" style:font-name-complex="Monaco" style:font-size-complex="12pt"/>
    </style:style>
    <style:style style:name="P3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style:font-name-asian="Monaco" style:font-size-asian="12pt" style:font-name-complex="Monaco" style:font-size-complex="12pt"/>
    </style:style>
    <style:style style:name="P4" style:family="paragraph" style:parent-style-name="Standard">
      <style:text-properties fo:color="#000000" style:font-name="Times New Roman" fo:font-size="18pt" style:font-name-asian="Monaco" style:font-size-asian="18pt" style:font-name-complex="Monaco" style:font-size-complex="18pt"/>
    </style:style>
    <style:style style:name="P5" style:family="paragraph" style:parent-style-name="Standard">
      <style:text-properties fo:color="#000000" style:font-name="Times New Roman" fo:font-size="18pt" style:font-size-asian="18pt" style:font-size-complex="18pt"/>
    </style:style>
    <style:style style:name="P6" style:family="paragraph" style:parent-style-name="Standard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7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" style:family="text">
      <style:text-properties fo:color="#f2f2f2" style:font-name="Monaco" fo:font-size="14pt" style:font-name-asian="Monaco" style:font-size-asian="14pt" style:font-name-complex="Monaco" style:font-size-complex="14pt"/>
    </style:style>
    <style:style style:name="T2" style:family="text">
      <style:text-properties fo:color="#f2f2f2" fo:font-size="14pt" style:font-name-asian="Monaco" style:font-size-asian="14pt" style:font-name-complex="Monaco" style:font-size-complex="14pt"/>
    </style:style>
    <style:style style:name="T3" style:family="text">
      <style:text-properties fo:color="#f2f2f2" style:font-name-asian="Monaco" style:font-name-complex="Monaco"/>
    </style:style>
    <style:style style:name="T4" style:family="text">
      <style:text-properties style:font-name-asian="Monaco" style:font-name-complex="Monac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課題1</text:p>
      <text:p text:style-name="P2"/>
      <text:p text:style-name="P2">■コード</text:p>
      <text:p text:style-name="P2">#include &lt;stdio.h&gt;</text:p>
      <text:p text:style-name="P2">#include &lt;string.h&gt;</text:p>
      <text:p text:style-name="P2"/>
      <text:p text:style-name="P2">int addition( int a, int b){ return a+b; }</text:p>
      <text:p text:style-name="P2">int substruction( int a, int b){ return a-b; }</text:p>
      <text:p text:style-name="P2">int multiplication( int a, int b){ return a*b; }</text:p>
      <text:p text:style-name="P2">int division( int a, int b){ return a/b; }</text:p>
      <text:p text:style-name="P2">int dummy( int a, int b){ return 0; }</text:p>
      <text:p text:style-name="P2"/>
      <text:p text:style-name="P2">int main(void){</text:p>
      <text:p text:style-name="P2"><text:tab/>int (*pfunc[])(int,int)={dummy,addition,substruction,multiplication,division};</text:p>
      <text:p text:style-name="P2"><text:tab/>int pa, pb, idx_f;</text:p>
      <text:p text:style-name="P2"><text:tab/>char* opt[]={"0.dummy","1.addition","2.substruction","3.multiplication","4.division"};</text:p>
      <text:p text:style-name="P2"/>
      <text:p text:style-name="P2"/>
      <text:p text:style-name="P2"><text:tab/>printf("\n%s\n%s\n%s\n%s\n%s\nEnter the operation ID and values &gt; ", opt[0], opt[1], opt[2], opt[3],opt[4]);</text:p>
      <text:p text:style-name="P2"><text:tab/>while( (scanf("%d %d %d",&amp;idx_f,&amp;pa,&amp;pb)) != EOF ){</text:p>
      <text:p text:style-name="P2"><text:tab/><text:tab/>if( idx_f &gt; 4 || idx_f &lt; 0 ) idx_f = 0;</text:p>
      <text:p text:style-name="P2"><text:tab/><text:tab/>printf("\n[ANSWER] %s(%d,%d) = %d\n",</text:p>
      <text:p text:style-name="P2"><text:tab/><text:tab/> <text:s text:c="4"/><text:tab/>opt[idx_f], pa, pb, pfunc[idx_f](pa,pb));</text:p>
      <text:p text:style-name="P2"><text:tab/>} putchar('\n');</text:p>
      <text:p text:style-name="P2"><text:tab/>return 0;</text:p>
      <text:p text:style-name="P2">}</text:p>
      <text:p text:style-name="P2"><text:span text:style-name="T4"/></text:p>
      <text:p text:style-name="P2"><text:span text:style-name="T4"/></text:p>
      <text:p text:style-name="P2">■結果</text:p>
      <text:p text:style-name="P2">$ ./a.out</text:p>
      <text:p text:style-name="P3"/>
      <text:p text:style-name="P3">0.dummy</text:p>
      <text:p text:style-name="P3">1.addition</text:p>
      <text:p text:style-name="P3">2.substruction</text:p>
      <text:p text:style-name="P3">3.multiplication</text:p>
      <text:p text:style-name="P3">4.division</text:p>
      <text:p text:style-name="P3">Enter the operation ID and values &gt; 1 3 5 <text:s/>2 5 2 <text:s/>0 3 2 <text:s/>3 2 5 <text:s/>4 4 2 <text:s text:c="3"/></text:p>
      <text:p text:style-name="P3"/>
      <text:p text:style-name="P3">[ANSWER] 1.addition(3,5) = 8</text:p>
      <text:p text:style-name="P3"/>
      <text:p text:style-name="P3">[ANSWER] 2.substruction(5,2) = 3</text:p>
      <text:p text:style-name="P3"/>
      <text:p text:style-name="P3">[ANSWER] 0.dummy(3,2) = 0</text:p>
      <text:p text:style-name="P3"/>
      <text:p text:style-name="P3">[ANSWER] 3.multiplication(2,5) = 10</text:p>
      <text:p text:style-name="P3"/>
      <text:p text:style-name="P3">[ANSWER] 4.division(4,2) = 2</text:p>
      <text:p text:style-name="P3">^D</text:p>
      <text:p text:style-name="P1"><text:span text:style-name="T4"/></text:p>
      <text:p text:style-name="P1"><text:span text:style-name="T4"/></text:p>
      <text:p text:style-name="P5"><text:soft-page-break/><text:span text:style-name="T4">課題2</text:span></text:p>
      <text:p text:style-name="P5"><text:span text:style-name="T4"/></text:p>
      <text:p text:style-name="P1"><text:span text:style-name="T4">■コード</text:span></text:p>
      <text:p text:style-name="P1"><text:span text:style-name="T4">#include &lt;stdio.h&gt;</text:span></text:p>
      <text:p text:style-name="P1"><text:span text:style-name="T4">#include &lt;math.h&gt;</text:span></text:p>
      <text:p text:style-name="P1"><text:span text:style-name="T4">#define PI 3.141592</text:span></text:p>
      <text:p text:style-name="P1"><text:span text:style-name="T4"/></text:p>
      <text:p text:style-name="P1"><text:span text:style-name="T4">double sina(double a){ return sin(a * PI / 180.0); }</text:span></text:p>
      <text:p text:style-name="P1"><text:span text:style-name="T4">double cosa(double a){ return cos(a * PI / 180.0); }</text:span></text:p>
      <text:p text:style-name="P1"><text:span text:style-name="T4">double tana(double a){ return tan(a * PI / 180.0); }</text:span></text:p>
      <text:p text:style-name="P1"><text:span text:style-name="T4"/></text:p>
      <text:p text:style-name="P1"><text:span text:style-name="T4">int main(void){</text:span></text:p>
      <text:p text:style-name="P1"><text:span text:style-name="T4"><text:tab/>double (*pfunc[])()={sina,cosa,tana};</text:span></text:p>
      <text:p text:style-name="P1"><text:span text:style-name="T4"><text:tab/>double pdeg;</text:span></text:p>
      <text:p text:style-name="P1"><text:span text:style-name="T4"><text:tab/>int idx_f;</text:span></text:p>
      <text:p text:style-name="P1"><text:span text:style-name="T4"><text:tab/>char* opt[]={"0.sin","1.cos","2.tan"};</text:span></text:p>
      <text:p text:style-name="P1"><text:span text:style-name="T4">printf("%s\n%s\n%s\n", opt[0],opt[1],opt[2]);</text:span></text:p>
      <text:p text:style-name="P1"><text:span text:style-name="T4"><text:tab/>while( (scanf("%d %lf",&amp;idx_f, &amp;pdeg)) != EOF ){</text:span></text:p>
      <text:p text:style-name="P1"><text:span text:style-name="T4"><text:tab/><text:tab/>if( idx_f &gt; 2 || idx_f &lt; 0 )printf("関数を打ち直してください\n");</text:span></text:p>
      <text:p text:style-name="P1"><text:span text:style-name="T4"><text:tab/><text:tab/>printf("\n[ANSWER] %s(%lf) = %lf\n",</text:span></text:p>
      <text:p text:style-name="P1"><text:span text:style-name="T4"><text:tab/><text:tab/> <text:s text:c="4"/><text:tab/>opt[idx_f], pdeg, pfunc[idx_f](pdeg));</text:span></text:p>
      <text:p text:style-name="P1"><text:span text:style-name="T4"><text:tab/>} putchar('\n');</text:span></text:p>
      <text:p text:style-name="P1"><text:span text:style-name="T4"><text:tab/>return 0;</text:span></text:p>
      <text:p text:style-name="P1"><text:span text:style-name="T4">}</text:span></text:p>
      <text:p text:style-name="P1"><text:span text:style-name="T4"/></text:p>
      <text:p text:style-name="P1"><text:span text:style-name="T4">■結果</text:span></text:p>
      <text:p text:style-name="P6">$ ./a.out</text:p>
      <text:p text:style-name="P7">0.sin</text:p>
      <text:p text:style-name="P7">1.cos</text:p>
      <text:p text:style-name="P7">2.tan</text:p>
      <text:p text:style-name="P7">0 45.0</text:p>
      <text:p text:style-name="P7"/>
      <text:p text:style-name="P7">[ANSWER] 0.sin(45.000000) = 0.707107</text:p>
      <text:p text:style-name="P7">1 45.0</text:p>
      <text:p text:style-name="P7"/>
      <text:p text:style-name="P7">[ANSWER] 1.cos(45.000000) = 0.707107</text:p>
      <text:p text:style-name="P7">2 45.0</text:p>
      <text:p text:style-name="P7"/>
      <text:p text:style-name="P7">[ANSWER] 2.tan(45.000000) = 1.000000</text:p>
      <text:p text:style-name="P7">1 90</text:p>
      <text:p text:style-name="P7"/>
      <text:p text:style-name="P7">[ANSWER] 1.cos(90.000000) = 0.000000</text:p>
      <text:p text:style-name="P7">0 90</text:p>
      <text:p text:style-name="P7"/>
      <text:p text:style-name="P7">[ANSWER] 0.sin(90.000000) = 1.000000</text:p>
      <text:p text:style-name="P7">^D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 Unicode MS1" svg:font-family="'Arial Unicode M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01:52:32</meta:creation-date>
    <meta:document-statistic meta:table-count="0" meta:image-count="0" meta:object-count="0" meta:page-count="2" meta:paragraph-count="72" meta:word-count="299" meta:character-count="1898"/>
    <dc:date>2013-11-28T13:26:33</dc:date>
    <meta:editing-duration>PT2H27M50S</meta:editing-duration>
    <meta:editing-cycles>1</meta:editing-cycles>
    <meta:generator>OpenOffice.org/3.4.1$Unix OpenOffice.org_project/341m1$Build-9593</meta:generator>
  </office:meta>
</office:document-meta>
</file>